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Footnote">
      <style:text-properties officeooo:rsid="04ba495b" officeooo:paragraph-rsid="04ba495b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fo:font-style="normal" officeooo:rsid="033581e9" style:font-style-asian="normal" style:font-style-complex="normal"/>
    </style:style>
    <style:style style:name="T48" style:family="text">
      <style:text-properties fo:font-style="normal" officeooo:rsid="033734c0" style:font-style-asian="normal" style:font-style-complex="normal"/>
    </style:style>
    <style:style style:name="T49" style:family="text">
      <style:text-properties fo:font-style="normal" officeooo:rsid="03374e9e" style:font-style-asian="normal" style:font-style-complex="normal"/>
    </style:style>
    <style:style style:name="T50" style:family="text">
      <style:text-properties fo:font-style="normal" officeooo:rsid="0338a35f" style:font-style-asian="normal" style:font-style-complex="normal"/>
    </style:style>
    <style:style style:name="T51" style:family="text">
      <style:text-properties fo:font-style="normal" officeooo:rsid="033a8657" style:font-style-asian="normal" style:font-style-complex="normal"/>
    </style:style>
    <style:style style:name="T52" style:family="text">
      <style:text-properties fo:font-style="normal" officeooo:rsid="033bc81b" style:font-style-asian="normal" style:font-style-complex="normal"/>
    </style:style>
    <style:style style:name="T53" style:family="text">
      <style:text-properties fo:font-style="normal" officeooo:rsid="033d3d68" style:font-style-asian="normal" style:font-style-complex="normal"/>
    </style:style>
    <style:style style:name="T54" style:family="text">
      <style:text-properties officeooo:rsid="000a14f6"/>
    </style:style>
    <style:style style:name="T55" style:family="text">
      <style:text-properties officeooo:rsid="005714b7"/>
    </style:style>
    <style:style style:name="T56" style:family="text">
      <style:text-properties officeooo:rsid="00880dbe"/>
    </style:style>
    <style:style style:name="T57" style:family="text">
      <style:text-properties officeooo:rsid="007c6d62"/>
    </style:style>
    <style:style style:name="T58" style:family="text">
      <style:text-properties officeooo:rsid="01c4f176"/>
    </style:style>
    <style:style style:name="T59" style:family="text">
      <style:text-properties officeooo:rsid="03b4652d"/>
    </style:style>
    <style:style style:name="T60" style:family="text">
      <style:text-properties officeooo:rsid="04b50477"/>
    </style:style>
    <style:style style:name="T61" style:family="text">
      <style:text-properties officeooo:rsid="0473a949"/>
    </style:style>
    <style:style style:name="T62" style:family="text">
      <style:text-properties officeooo:rsid="0387836c"/>
    </style:style>
    <style:style style:name="T63" style:family="text">
      <style:text-properties officeooo:rsid="01dff054"/>
    </style:style>
    <style:style style:name="T64" style:family="text">
      <style:text-properties officeooo:rsid="023c6ef8"/>
    </style:style>
    <style:style style:name="T65" style:family="text">
      <style:text-properties officeooo:rsid="023d2c84"/>
    </style:style>
    <style:style style:name="T66" style:family="text">
      <style:text-properties officeooo:rsid="0273d3e5"/>
    </style:style>
    <style:style style:name="T67" style:family="text">
      <style:text-properties officeooo:rsid="02ad4da6"/>
    </style:style>
    <style:style style:name="T68" style:family="text">
      <style:text-properties officeooo:rsid="0303035b"/>
    </style:style>
    <style:style style:name="T69" style:family="text">
      <style:text-properties officeooo:rsid="03041613"/>
    </style:style>
    <style:style style:name="T70" style:family="text">
      <style:text-properties officeooo:rsid="030a829e"/>
    </style:style>
    <style:style style:name="T71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58">Esser-</text:span>Skala, 201<text:span text:style-name="T58">9</text:span></text:p>
      <text:p text:style-name="P24"/>
      <text:p text:style-name="P24"/>
      <text:p text:style-name="P22">© 201<text:span text:style-name="T58">9</text:span> by Wolfgang <text:span text:style-name="T58">Esser-</text:span>Skala. This edition is licensed under the Creative Commons Attribution<text:span text:style-name="T56">-NonCommercial-ShareAlike</text:span> 4.0 International License. To view a copy of this license, visit http://creativecommons.org/licenses/by<text:span text:style-name="T57">-nc-sa</text:span>/4.0/. </text:p>
      <text:p text:style-name="P21"/>
      <text:p text:style-name="P23">Music engraving by LilyPond 2.18.0 (http://www.lilypond.org).<text:span text:style-name="T55"><text:line-break/>Front matter</text:span> typeset with EB Garamond (http://www.georgduffner.at/ebgaramond).</text:p>
      <text:p text:style-name="P24"/>
      <text:p text:style-name="P20">First <text:span text:style-name="T58">version</text:span>, <text:span text:style-name="T65">December</text:span> 201<text:span text:style-name="T58">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60">a copy in the Benediktinerabtei Niederaltaich. The digital version of the manuscript is available at</text:span></text:p>
      <text:p text:style-name="P18"><text:tab/><text:span text:style-name="T70">https://mirador.acdh.oeaw.ac.at/musikarchivspitz/D-NATk_E21/ </text:span>(siglum<text:span text:style-name="T61"> NA/SP (E-21)</text:span>)<text:span text:style-name="T66">.</text:span></text:p>
      <text:p text:style-name="P7"/>
      <text:p text:style-name="P2">In general, this edition closely follows the <text:span text:style-name="T62">manuscript</text:span>. Any changes <text:span text:style-name="T54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67">. Accidentals are used according to modern conventions. Asterisks denote changes that are clarified in the detailed remarks below.</text:span></text:p>
      <text:p text:style-name="P26"/>
      <text:p text:style-name="P26"/>
      <text:p text:style-name="P31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4">Abbreviations: <text:span text:style-name="T68">A, alto; B, basso; cor, horn; fl, flute; </text:span>Ms, manuscript;<text:span text:style-name="T64"> </text:span>org, organ; <text:span text:style-name="T63">r, rest; S, soprano; T, tenore; tr, tromba; timp, timpani; </text:span>vl, violin<text:span text:style-name="T63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7">c r e d o</text:p>
      <text:p text:style-name="P3"/>
      <text:p text:style-name="P16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</text:span><text:span text:style-name="T51">128<text:tab/>tr 2<text:tab/>2nd quarter missing in Ms<text:line-break/></text:span><text:span text:style-name="T48">130<text:tab/>vla<text:tab/>3rd eighth in Ms: a′8<text:line-break/></text:span><text:span text:style-name="T44">136<text:tab/>A<text:tab/>2nd quarter in Ms: g′4</text:span><text:span text:style-name="T49"><text:line-break/>137<text:tab/>vla<text:tab/>last eighth in Ms: g′8</text:span><text:span text:style-name="T45"><text:line-break/>142<text:tab/>vl 1<text:tab/>12th sixteenth in Ms: a′16</text:span><text:span text:style-name="T50"><text:line-break/>177<text:tab/>S<text:tab/>grace note missing in Ms</text:span><text:span text:style-name="T46"><text:line-break/>203<text:tab/>vl 1</text:span><text:span text:style-name="T47">, 2</text:span><text:span text:style-name="T46"><text:tab/>11th sixteenth in Ms: a′16</text:span></text:p>
      <text:p text:style-name="P11"/>
      <text:p text:style-name="P11"/>
      <text:p text:style-name="P11"/>
      <text:p text:style-name="P28">s a n c t u s</text:p>
      <text:p text:style-name="P4"/>
      <text:p text:style-name="P12"><text:span text:style-name="T1">Bar<text:tab/>Staff<text:tab/>Note</text:span><text:span text:style-name="T12"><text:line-break/></text:span><text:span text:style-name="T53">13<text:tab/>vl 2<text:tab/>last sixteenth in Ms: e″16<text:line-break/></text:span><text:span text:style-name="T52">20<text:tab/>B<text:tab/>7th eighth in Ms: cis′8</text:span></text:p>
      <text:p text:style-name="P12"/>
      <text:p text:style-name="P12"/>
      <text:p text:style-name="P12"/>
      <text:p text:style-name="P29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30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1">eybler-missa-sancti-wolfgangi-HerEy-11</text:span>). Your help will be greatly appreciated.</text:p>
      <text:p text:style-name="P19"/>
      <text:p text:style-name="P19"/>
      <text:p text:style-name="P19"><text:span text:style-name="T6">Salzburg, </text:span><text:span text:style-name="T9">December</text:span><text:span text:style-name="T6"> 201</text:span><text:span text:style-name="T7">9</text:span><text:line-break/>Wolfgang <text:span text:style-name="T59">Esser-</text:span>Skala</text:p>
      <text:p text:style-name="P35"/>
      <text:p text:style-name="P33"><text:line-break/>C O N T E N T S<text:span text:style-name="T69"><text:line-break/><text:line-break/></text:span></text:p>
      <text:p text:style-name="P36">1<text:tab/>Kyrie<text:tab/>1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5T21:03:38.879851386</dc:date>
    <dc:creator>Wolfgang Skala</dc:creator>
    <meta:editing-duration>P8DT19H26M25S</meta:editing-duration>
    <meta:editing-cycles>765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648" meta:character-count="3331" meta:non-whitespace-character-count="2713"/>
  </office:meta>
</office:document-meta>
</file>